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374in"/>
    </style:style>
    <style:style style:name="co2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Лікар, що створив взаємодію</text:p>
          </table:table-cell>
          <table:table-cell table:style-name="ce4" office:value-type="string" calcext:value-type="string">
            <text:p>9.1</text:p>
          </table:table-cell>
          <table:table-cell table:style-name="ce4" office:value-type="string" calcext:value-type="string">
            <text:p>9.2</text:p>
          </table:table-cell>
          <table:table-cell table:style-name="ce4" office:value-type="string" calcext:value-type="string">
            <text:p>9.3</text:p>
          </table:table-cell>
          <table:table-cell table:style-name="ce4" office:value-type="string" calcext:value-type="string">
            <text:p>9.4</text:p>
          </table:table-cell>
          <table:table-cell table:style-name="ce4" office:value-type="string" calcext:value-type="string">
            <text:p>9.5</text:p>
          </table:table-cell>
          <table:table-cell table:style-name="ce4" office:value-type="string" calcext:value-type="string">
            <text:p>9.6</text:p>
          </table:table-cell>
          <table:table-cell table:style-name="ce4" office:value-type="string" calcext:value-type="string">
            <text:p>9.7</text:p>
          </table:table-cell>
          <table:table-cell table:style-name="ce4" office:value-type="string" calcext:value-type="string">
            <text:p>9.8</text:p>
          </table:table-cell>
          <table:table-cell table:style-name="ce4" office:value-type="string" calcext:value-type="string">
            <text:p>9.9</text:p>
          </table:table-cell>
          <table:table-cell table:style-name="ce4" office:value-type="string" calcext:value-type="string">
            <text:p>9.10</text:p>
          </table:table-cell>
          <table:table-cell table:style-name="ce4" office:value-type="string" calcext:value-type="string">
            <text:p>9.11</text:p>
          </table:table-cell>
          <table:table-cell table:style-name="ce4" office:value-type="string" calcext:value-type="string">
            <text:p>Всього</text:p>
          </table:table-cell>
          <table:table-cell table:style-name="ce4" office:value-type="string" calcext:value-type="string">
            <text:p>0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аврилюк Світлана Володимирівна</text:p>
          </table:table-cell>
          <table:table-cell table:style-name="Default"/>
          <table:table-cell/>
          <table:table-cell table:style-name="ce2" office:value-type="float" office:value="70" calcext:value-type="float">
            <text:p>7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style-name="ce2" office:value-type="float" office:value="77" calcext:value-type="float">
            <text:p>77</text:p>
          </table:table-cell>
          <table:table-cell/>
          <table:table-cell office:value-type="float" office:value="60605.25" calcext:value-type="float">
            <text:p>60605.25</text:p>
          </table:table-cell>
          <table:table-cell office:value-type="float" office:value="3030.2625" calcext:value-type="float">
            <text:p>3030.2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еребойчук Світлана Сергіївна</text:p>
          </table:table-cell>
          <table:table-cell table:style-name="Default"/>
          <table:table-cell/>
          <table:table-cell table:style-name="ce2"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68" calcext:value-type="float">
            <text:p>68</text:p>
          </table:table-cell>
          <table:table-cell/>
          <table:table-cell office:value-type="float" office:value="97633.05" calcext:value-type="float">
            <text:p>97633.05</text:p>
          </table:table-cell>
          <table:table-cell office:value-type="float" office:value="4881.6525" calcext:value-type="float">
            <text:p>4881.6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ерезнюк Ірина Олегівна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15" calcext:value-type="float">
            <text:p>115</text:p>
          </table:table-cell>
          <table:table-cell/>
          <table:table-cell office:value-type="float" office:value="167185.8" calcext:value-type="float">
            <text:p>167185.8</text:p>
          </table:table-cell>
          <table:table-cell office:value-type="float" office:value="8359.29" calcext:value-type="float">
            <text:p>8359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лушко Наталія Григорівна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76593.05" calcext:value-type="float">
            <text:p>176593.05</text:p>
          </table:table-cell>
          <table:table-cell office:value-type="float" office:value="8829.6525" calcext:value-type="float">
            <text:p>8829.6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Рибак Тетяна Миколаївна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65" calcext:value-type="float">
            <text:p>65</text:p>
          </table:table-cell>
          <table:table-cell table:style-name="ce2" office:value-type="float" office:value="223" calcext:value-type="float">
            <text:p>223</text:p>
          </table:table-cell>
          <table:table-cell/>
          <table:table-cell office:value-type="float" office:value="220228.2" calcext:value-type="float">
            <text:p>220228.2</text:p>
          </table:table-cell>
          <table:table-cell office:value-type="float" office:value="11011.41" calcext:value-type="float">
            <text:p>11011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Рудь Юрій Євгенович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/>
          <table:table-cell table:style-name="ce2"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60527.65" calcext:value-type="float">
            <text:p>260527.65</text:p>
          </table:table-cell>
          <table:table-cell office:value-type="float" office:value="13026.3825" calcext:value-type="float">
            <text:p>13026.3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іліч Людмила Степанівна</text:p>
          </table:table-cell>
          <table:table-cell table:style-name="Default"/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266048.4" calcext:value-type="float">
            <text:p>266048.4</text:p>
          </table:table-cell>
          <table:table-cell office:value-type="float" office:value="13302.42" calcext:value-type="float">
            <text:p>13302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Жук Тетяна Йосипівна</text:p>
          </table:table-cell>
          <table:table-cell table:style-name="Default"/>
          <table:table-cell/>
          <table:table-cell table:style-name="ce2" office:value-type="float" office:value="86" calcext:value-type="float">
            <text:p>8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61" calcext:value-type="float">
            <text:p>161</text:p>
          </table:table-cell>
          <table:table-cell/>
          <table:table-cell office:value-type="float" office:value="356376.15" calcext:value-type="float">
            <text:p>356376.15</text:p>
          </table:table-cell>
          <table:table-cell office:value-type="float" office:value="17818.8075" calcext:value-type="float">
            <text:p>17818.8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рпюк Лариса Іванівна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496309.5" calcext:value-type="float">
            <text:p>496309.5</text:p>
          </table:table-cell>
          <table:table-cell office:value-type="float" office:value="24815.475" calcext:value-type="float">
            <text:p>24815.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овальчук Алла Павлівна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647274.75" calcext:value-type="float">
            <text:p>647274.75</text:p>
          </table:table-cell>
          <table:table-cell office:value-type="float" office:value="32363.7375" calcext:value-type="float">
            <text:p>32363.7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отік Роман Васильович</text:p>
          </table:table-cell>
          <table:table-cell table:style-name="Default"/>
          <table:table-cell/>
          <table:table-cell table:style-name="ce2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office:value-type="float" office:value="657718.2" calcext:value-type="float">
            <text:p>657718.2</text:p>
          </table:table-cell>
          <table:table-cell office:value-type="float" office:value="32885.91" calcext:value-type="float">
            <text:p>32885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айчук Тетяна Микитівна</text:p>
          </table:table-cell>
          <table:table-cell table:style-name="Default"/>
          <table:table-cell/>
          <table:table-cell table:style-name="ce2"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27" calcext:value-type="float">
            <text:p>127</text:p>
          </table:table-cell>
          <table:table-cell/>
          <table:table-cell office:value-type="float" office:value="729140.25" calcext:value-type="float">
            <text:p>729140.25</text:p>
          </table:table-cell>
          <table:table-cell office:value-type="float" office:value="36457.0125" calcext:value-type="float">
            <text:p>36457.0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рук Людмила Василівна</text:p>
          </table:table-cell>
          <table:table-cell table:style-name="Default"/>
          <table:table-cell/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168" calcext:value-type="float">
            <text:p>168</text:p>
          </table:table-cell>
          <table:table-cell/>
          <table:table-cell office:value-type="float" office:value="825463.8" calcext:value-type="float">
            <text:p>825463.8</text:p>
          </table:table-cell>
          <table:table-cell office:value-type="float" office:value="41273.19" calcext:value-type="float">
            <text:p>41273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еник Василь Васильович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/>
          <table:table-cell table:style-name="Default"/>
          <table:table-cell table:style-name="ce2" office:value-type="float" office:value="35" calcext:value-type="float">
            <text:p>35</text:p>
          </table:table-cell>
          <table:table-cell/>
          <table:table-cell office:value-type="float" office:value="849074.55" calcext:value-type="float">
            <text:p>849074.55</text:p>
          </table:table-cell>
          <table:table-cell office:value-type="float" office:value="42453.7275" calcext:value-type="float">
            <text:p>42453.7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ерезюк Світлана Вікторівна</text:p>
          </table:table-cell>
          <table:table-cell table:style-name="Default"/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93" calcext:value-type="float">
            <text:p>393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944749.2" calcext:value-type="float">
            <text:p>944749.2</text:p>
          </table:table-cell>
          <table:table-cell office:value-type="float" office:value="47237.46" calcext:value-type="float">
            <text:p>47237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Войтюк Аркадій Аркадійович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33" calcext:value-type="float">
            <text:p>33</text:p>
          </table:table-cell>
          <table:table-cell/>
          <table:table-cell office:value-type="float" office:value="963384.9" calcext:value-type="float">
            <text:p>963384.9</text:p>
          </table:table-cell>
          <table:table-cell office:value-type="float" office:value="48169.245" calcext:value-type="float">
            <text:p>48169.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орнелюк Тамара Володимирівна</text:p>
          </table:table-cell>
          <table:table-cell table:style-name="Default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995931.75" calcext:value-type="float">
            <text:p>995931.75</text:p>
          </table:table-cell>
          <table:table-cell office:value-type="float" office:value="49796.5875" calcext:value-type="float">
            <text:p>49796.5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Хомич Олег Андрійович</text:p>
          </table:table-cell>
          <table:table-cell table:style-name="Default"/>
          <table:table-cell/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office:value-type="float" office:value="1031683.5" calcext:value-type="float">
            <text:p>1031683.5</text:p>
          </table:table-cell>
          <table:table-cell office:value-type="float" office:value="51584.175" calcext:value-type="float">
            <text:p>51584.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Іванюк Світлана Петрівна</text:p>
          </table:table-cell>
          <table:table-cell table:style-name="Default"/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067079.6" calcext:value-type="float">
            <text:p>1067079.6</text:p>
          </table:table-cell>
          <table:table-cell office:value-type="float" office:value="53353.98" calcext:value-type="float">
            <text:p>5335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щенюк Олексій Леонідович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ce2"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2"/>
          <table:table-cell office:value-type="float" office:value="1074123" calcext:value-type="float">
            <text:p>1074123</text:p>
          </table:table-cell>
          <table:table-cell office:value-type="float" office:value="53706.15" calcext:value-type="float">
            <text:p>53706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ікавська Тетяна Анатоліївна</text:p>
          </table:table-cell>
          <table:table-cell table:style-name="Default"/>
          <table:table-cell table:number-columns-repeated="3"/>
          <table:table-cell office:value-type="float" office:value="151" calcext:value-type="float">
            <text:p>15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1101894.6" calcext:value-type="float">
            <text:p>1101894.6</text:p>
          </table:table-cell>
          <table:table-cell office:value-type="float" office:value="55094.73" calcext:value-type="float">
            <text:p>55094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ретяк Ірина Борисівна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ce2" office:value-type="float" office:value="220" calcext:value-type="float">
            <text:p>220</text:p>
          </table:table-cell>
          <table:table-cell/>
          <table:table-cell table:style-name="Default"/>
          <table:table-cell table:number-columns-repeated="2"/>
          <table:table-cell office:value-type="float" office:value="1175682.6" calcext:value-type="float">
            <text:p>1175682.6</text:p>
          </table:table-cell>
          <table:table-cell office:value-type="float" office:value="58784.13" calcext:value-type="float">
            <text:p>58784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спрук Андрій Миронович</text:p>
          </table:table-cell>
          <table:table-cell table:style-name="Default"/>
          <table:table-cell table:number-columns-repeated="3"/>
          <table:table-cell table:style-name="Default"/>
          <table:table-cell table:style-name="ce2" office:value-type="float" office:value="173" calcext:value-type="float">
            <text:p>173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1277795.85" calcext:value-type="float">
            <text:p>1277795.85</text:p>
          </table:table-cell>
          <table:table-cell office:value-type="float" office:value="63889.7925" calcext:value-type="float">
            <text:p>63889.7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Шуляр Юлія Сергіївна</text:p>
          </table:table-cell>
          <table:table-cell table:style-name="Default"/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325871.15" calcext:value-type="float">
            <text:p>1325871.15</text:p>
          </table:table-cell>
          <table:table-cell office:value-type="float" office:value="66293.5575" calcext:value-type="float">
            <text:p>66293.5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інчук Олексій Миколайович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110" calcext:value-type="float">
            <text:p>110</text:p>
          </table:table-cell>
          <table:table-cell table:style-name="ce2" office:value-type="float" office:value="156" calcext:value-type="float">
            <text:p>156</text:p>
          </table:table-cell>
          <table:table-cell/>
          <table:table-cell office:value-type="float" office:value="1366935.9" calcext:value-type="float">
            <text:p>1366935.9</text:p>
          </table:table-cell>
          <table:table-cell office:value-type="float" office:value="68346.795" calcext:value-type="float">
            <text:p>68346.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алік Михайло Михайлович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office:value-type="float" office:value="1372032.9" calcext:value-type="float">
            <text:p>1372032.9</text:p>
          </table:table-cell>
          <table:table-cell office:value-type="float" office:value="68601.645" calcext:value-type="float">
            <text:p>68601.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остюк Людмила Іванівна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table:style-name="ce2" office:value-type="float" office:value="183" calcext:value-type="float">
            <text:p>183</text:p>
          </table:table-cell>
          <table:table-cell/>
          <table:table-cell office:value-type="float" office:value="1556128.8" calcext:value-type="float">
            <text:p>1556128.8</text:p>
          </table:table-cell>
          <table:table-cell office:value-type="float" office:value="77806.44" calcext:value-type="float">
            <text:p>7780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удік Інга Іванівна</text:p>
          </table:table-cell>
          <table:table-cell table:style-name="Default"/>
          <table:table-cell table:number-columns-repeated="3"/>
          <table:table-cell office:value-type="float" office:value="115" calcext:value-type="float">
            <text:p>115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576380.3" calcext:value-type="float">
            <text:p>1576380.3</text:p>
          </table:table-cell>
          <table:table-cell office:value-type="float" office:value="78819.015" calcext:value-type="float">
            <text:p>78819.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Шабанова Оксана Василівна</text:p>
          </table:table-cell>
          <table:table-cell table:style-name="Default"/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9" calcext:value-type="float">
            <text:p>109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1761845.4" calcext:value-type="float">
            <text:p>1761845.4</text:p>
          </table:table-cell>
          <table:table-cell office:value-type="float" office:value="88092.27" calcext:value-type="float">
            <text:p>88092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Риль Наталія Петрівн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96" calcext:value-type="float">
            <text:p>9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16" calcext:value-type="float">
            <text:p>116</text:p>
          </table:table-cell>
          <table:table-cell/>
          <table:table-cell office:value-type="float" office:value="1838143.8" calcext:value-type="float">
            <text:p>1838143.8</text:p>
          </table:table-cell>
          <table:table-cell office:value-type="float" office:value="91907.19" calcext:value-type="float">
            <text:p>91907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алюта Катерина Сергіївна</text:p>
          </table:table-cell>
          <table:table-cell table:style-name="Default"/>
          <table:table-cell table:number-columns-repeated="3"/>
          <table:table-cell office:value-type="float" office:value="419" calcext:value-type="float">
            <text:p>419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911929.7" calcext:value-type="float">
            <text:p>1911929.7</text:p>
          </table:table-cell>
          <table:table-cell office:value-type="float" office:value="95596.485" calcext:value-type="float">
            <text:p>95596.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Іванюк Степан Петрович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2041318.2" calcext:value-type="float">
            <text:p>2041318.2</text:p>
          </table:table-cell>
          <table:table-cell office:value-type="float" office:value="102065.91" calcext:value-type="float">
            <text:p>102065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Федорко Лариса Володимирівна</text:p>
          </table:table-cell>
          <table:table-cell table:style-name="Default"/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2" calcext:value-type="float">
            <text:p>62</text:p>
          </table:table-cell>
          <table:table-cell table:style-name="Default"/>
          <table:table-cell table:number-columns-repeated="3"/>
          <table:table-cell table:style-name="Default"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159008.05" calcext:value-type="float">
            <text:p>2159008.05</text:p>
          </table:table-cell>
          <table:table-cell office:value-type="float" office:value="107950.4025" calcext:value-type="float">
            <text:p>107950.4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ороз Людмила Михайлівна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3"/>
          <table:table-cell office:value-type="float" office:value="72" calcext:value-type="float">
            <text:p>72</text:p>
          </table:table-cell>
          <table:table-cell table:style-name="ce2" office:value-type="float" office:value="118" calcext:value-type="float">
            <text:p>118</text:p>
          </table:table-cell>
          <table:table-cell/>
          <table:table-cell office:value-type="float" office:value="2217112.8" calcext:value-type="float">
            <text:p>2217112.8</text:p>
          </table:table-cell>
          <table:table-cell office:value-type="float" office:value="110855.64" calcext:value-type="float">
            <text:p>110855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ович Ірина Геннадіївна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float" office:value="2239936.35" calcext:value-type="float">
            <text:p>2239936.35</text:p>
          </table:table-cell>
          <table:table-cell office:value-type="float" office:value="111996.8175" calcext:value-type="float">
            <text:p>111996.8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Цешинська Юлія Дмитрівна</text:p>
          </table:table-cell>
          <table:table-cell table:style-name="Default"/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office:value-type="float" office:value="2240767.8" calcext:value-type="float">
            <text:p>2240767.8</text:p>
          </table:table-cell>
          <table:table-cell office:value-type="float" office:value="112038.39" calcext:value-type="float">
            <text:p>112038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ахарук Катерина Василівна</text:p>
          </table:table-cell>
          <table:table-cell table:style-name="Default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2319829.05" calcext:value-type="float">
            <text:p>2319829.05</text:p>
          </table:table-cell>
          <table:table-cell office:value-type="float" office:value="115991.4525" calcext:value-type="float">
            <text:p>115991.4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Зайцев Андрій Олександрович</text:p>
          </table:table-cell>
          <table:table-cell table:style-name="Default"/>
          <table:table-cell table:number-columns-repeated="3"/>
          <table:table-cell table:style-name="Default"/>
          <table:table-cell table:style-name="ce2" office:value-type="float" office:value="241" calcext:value-type="float">
            <text:p>24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462079.3" calcext:value-type="float">
            <text:p>2462079.3</text:p>
          </table:table-cell>
          <table:table-cell office:value-type="float" office:value="123103.965" calcext:value-type="float">
            <text:p>123103.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олодуха Алла Олександрівна</text:p>
          </table:table-cell>
          <table:table-cell table:style-name="Default"/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2526123.45" calcext:value-type="float">
            <text:p>2526123.45</text:p>
          </table:table-cell>
          <table:table-cell office:value-type="float" office:value="126306.1725" calcext:value-type="float">
            <text:p>126306.1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айсин Роман Фаязович</text:p>
          </table:table-cell>
          <table:table-cell table:style-name="Default"/>
          <table:table-cell/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Default"/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532228.15" calcext:value-type="float">
            <text:p>2532228.15</text:p>
          </table:table-cell>
          <table:table-cell office:value-type="float" office:value="126611.4075" calcext:value-type="float">
            <text:p>126611.4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тепанюк Іванна Василівна</text:p>
          </table:table-cell>
          <table:table-cell table:style-name="Default"/>
          <table:table-cell table:number-columns-repeated="3"/>
          <table:table-cell office:value-type="float" office:value="137" calcext:value-type="float">
            <text:p>137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2556353.85" calcext:value-type="float">
            <text:p>2556353.85</text:p>
          </table:table-cell>
          <table:table-cell office:value-type="float" office:value="127817.6925" calcext:value-type="float">
            <text:p>127817.6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аконечний Сергій Валерійович</text:p>
          </table:table-cell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2565334.95" calcext:value-type="float">
            <text:p>2565334.95</text:p>
          </table:table-cell>
          <table:table-cell office:value-type="float" office:value="128266.7475" calcext:value-type="float">
            <text:p>128266.7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окоринський Валерій Михайлович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610356.25" calcext:value-type="float">
            <text:p>2610356.25</text:p>
          </table:table-cell>
          <table:table-cell office:value-type="float" office:value="130517.8125" calcext:value-type="float">
            <text:p>130517.8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овальчук Тетяна Всеволодівна</text:p>
          </table:table-cell>
          <table:table-cell table:style-name="Default"/>
          <table:table-cell table:style-name="ce2" office:value-type="float" office:value="1687" calcext:value-type="float">
            <text:p>168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4" calcext:value-type="float">
            <text:p>74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2818531.2" calcext:value-type="float">
            <text:p>2818531.2</text:p>
          </table:table-cell>
          <table:table-cell office:value-type="float" office:value="140926.56" calcext:value-type="float">
            <text:p>140926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Якимець Надія Леонідівна</text:p>
          </table:table-cell>
          <table:table-cell table:style-name="Default"/>
          <table:table-cell table:style-name="ce2" office:value-type="float" office:value="1194" calcext:value-type="float">
            <text:p>119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2964436.8" calcext:value-type="float">
            <text:p>2964436.8</text:p>
          </table:table-cell>
          <table:table-cell office:value-type="float" office:value="148221.84" calcext:value-type="float">
            <text:p>14822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Волинюк Уляна Василівна</text:p>
          </table:table-cell>
          <table:table-cell table:style-name="Default"/>
          <table:table-cell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968054.5" calcext:value-type="float">
            <text:p>2968054.5</text:p>
          </table:table-cell>
          <table:table-cell office:value-type="float" office:value="148402.725" calcext:value-type="float">
            <text:p>148402.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ц Людмила Онисимівна</text:p>
          </table:table-cell>
          <table:table-cell office:value-type="float" office:value="289" calcext:value-type="float">
            <text:p>289</text:p>
          </table:table-cell>
          <table:table-cell table:number-columns-repeated="3"/>
          <table:table-cell table:style-name="Default"/>
          <table:table-cell/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301" calcext:value-type="float">
            <text:p>301</text:p>
          </table:table-cell>
          <table:table-cell/>
          <table:table-cell office:value-type="float" office:value="3184476.3" calcext:value-type="float">
            <text:p>3184476.3</text:p>
          </table:table-cell>
          <table:table-cell office:value-type="float" office:value="159223.815" calcext:value-type="float">
            <text:p>159223.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митрук Тетяна Сергіївна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51" calcext:value-type="float">
            <text:p>51</text:p>
          </table:table-cell>
          <table:table-cell/>
          <table:table-cell office:value-type="float" office:value="3226198.95" calcext:value-type="float">
            <text:p>3226198.95</text:p>
          </table:table-cell>
          <table:table-cell office:value-type="float" office:value="161309.9475" calcext:value-type="float">
            <text:p>161309.9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Шимчій Андрій Доротійович</text:p>
          </table:table-cell>
          <table:table-cell table:style-name="Default"/>
          <table:table-cell table:number-columns-repeated="3"/>
          <table:table-cell office:value-type="float" office:value="724" calcext:value-type="float">
            <text:p>72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2"/>
          <table:table-cell office:value-type="float" office:value="3359520.9" calcext:value-type="float">
            <text:p>3359520.9</text:p>
          </table:table-cell>
          <table:table-cell office:value-type="float" office:value="167976.045" calcext:value-type="float">
            <text:p>167976.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убнюк Галина Миколаївна</text:p>
          </table:table-cell>
          <table:table-cell table:style-name="Default"/>
          <table:table-cell table:number-columns-repeated="3"/>
          <table:table-cell office:value-type="float" office:value="148" calcext:value-type="float">
            <text:p>148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385583.7" calcext:value-type="float">
            <text:p>3385583.7</text:p>
          </table:table-cell>
          <table:table-cell office:value-type="float" office:value="169279.185" calcext:value-type="float">
            <text:p>169279.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Череп Андрій Степанович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119" calcext:value-type="float">
            <text:p>119</text:p>
          </table:table-cell>
          <table:table-cell/>
          <table:table-cell office:value-type="float" office:value="3462308.25" calcext:value-type="float">
            <text:p>3462308.25</text:p>
          </table:table-cell>
          <table:table-cell office:value-type="float" office:value="173115.4125" calcext:value-type="float">
            <text:p>173115.4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акарук Вікторія Анатоліївна</text:p>
          </table:table-cell>
          <table:table-cell table:style-name="Default"/>
          <table:table-cell table:number-columns-repeated="3"/>
          <table:table-cell office:value-type="float" office:value="154" calcext:value-type="float">
            <text:p>154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489427.65" calcext:value-type="float">
            <text:p>3489427.65</text:p>
          </table:table-cell>
          <table:table-cell office:value-type="float" office:value="174471.3825" calcext:value-type="float">
            <text:p>174471.3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Згоран Тетяна Михайлівна</text:p>
          </table:table-cell>
          <table:table-cell office:value-type="float" office:value="203" calcext:value-type="float">
            <text:p>203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2"/>
          <table:table-cell table:style-name="Default"/>
          <table:table-cell/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193" calcext:value-type="float">
            <text:p>193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3549792.15" calcext:value-type="float">
            <text:p>3549792.15</text:p>
          </table:table-cell>
          <table:table-cell office:value-type="float" office:value="177489.6075" calcext:value-type="float">
            <text:p>177489.6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ихальчук Олена Володимирівна</text:p>
          </table:table-cell>
          <table:table-cell table:style-name="Default"/>
          <table:table-cell/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3553756.8" calcext:value-type="float">
            <text:p>3553756.8</text:p>
          </table:table-cell>
          <table:table-cell office:value-type="float" office:value="177687.84" calcext:value-type="float">
            <text:p>177687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Римарчук Андрій Вікторович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222" calcext:value-type="float">
            <text:p>222</text:p>
          </table:table-cell>
          <table:table-cell/>
          <table:table-cell office:value-type="float" office:value="3646879.35" calcext:value-type="float">
            <text:p>3646879.35</text:p>
          </table:table-cell>
          <table:table-cell office:value-type="float" office:value="182343.9675" calcext:value-type="float">
            <text:p>182343.9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зьмик Сергій Олександрович</text:p>
          </table:table-cell>
          <table:table-cell table:style-name="Default"/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Default"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3648396.75" calcext:value-type="float">
            <text:p>3648396.75</text:p>
          </table:table-cell>
          <table:table-cell office:value-type="float" office:value="182419.8375" calcext:value-type="float">
            <text:p>182419.8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Хвесюк Федір Никанорович</text:p>
          </table:table-cell>
          <table:table-cell table:style-name="Default"/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655440.75" calcext:value-type="float">
            <text:p>3655440.75</text:p>
          </table:table-cell>
          <table:table-cell office:value-type="float" office:value="182772.0375" calcext:value-type="float">
            <text:p>182772.0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рач Наталія Василівна</text:p>
          </table:table-cell>
          <table:table-cell table:style-name="Default"/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674987.85" calcext:value-type="float">
            <text:p>3674987.85</text:p>
          </table:table-cell>
          <table:table-cell office:value-type="float" office:value="183749.3925" calcext:value-type="float">
            <text:p>183749.3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Решетілова Ольга Миколаївна</text:p>
          </table:table-cell>
          <table:table-cell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style-name="ce2" office:value-type="float" office:value="230" calcext:value-type="float">
            <text:p>230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3809365.05" calcext:value-type="float">
            <text:p>3809365.05</text:p>
          </table:table-cell>
          <table:table-cell office:value-type="float" office:value="190468.2525" calcext:value-type="float">
            <text:p>190468.2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тольніцька Анна Василівна</text:p>
          </table:table-cell>
          <table:table-cell table:style-name="Default"/>
          <table:table-cell/>
          <table:table-cell table:style-name="ce2"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3813601.05" calcext:value-type="float">
            <text:p>3813601.05</text:p>
          </table:table-cell>
          <table:table-cell office:value-type="float" office:value="190680.0525" calcext:value-type="float">
            <text:p>190680.0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роць Катерина Аркадіївна</text:p>
          </table:table-cell>
          <table:table-cell table:style-name="Default"/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825751.95" calcext:value-type="float">
            <text:p>3825751.95</text:p>
          </table:table-cell>
          <table:table-cell office:value-type="float" office:value="191287.5975" calcext:value-type="float">
            <text:p>191287.59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нан'єва Любов Павлівна</text:p>
          </table:table-cell>
          <table:table-cell table:style-name="Default"/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829450.05" calcext:value-type="float">
            <text:p>3829450.05</text:p>
          </table:table-cell>
          <table:table-cell office:value-type="float" office:value="191472.5025" calcext:value-type="float">
            <text:p>191472.5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орець Сергій Миколайович</text:p>
          </table:table-cell>
          <table:table-cell table:style-name="Default"/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839839.95" calcext:value-type="float">
            <text:p>3839839.95</text:p>
          </table:table-cell>
          <table:table-cell office:value-type="float" office:value="191991.9975" calcext:value-type="float">
            <text:p>191991.99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арчук Руслана Петрівна</text:p>
          </table:table-cell>
          <table:table-cell table:style-name="Default"/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864141.75" calcext:value-type="float">
            <text:p>3864141.75</text:p>
          </table:table-cell>
          <table:table-cell office:value-type="float" office:value="193207.0875" calcext:value-type="float">
            <text:p>193207.0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естерук Анна Олегівна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866838.9" calcext:value-type="float">
            <text:p>3866838.9</text:p>
          </table:table-cell>
          <table:table-cell office:value-type="float" office:value="193341.945" calcext:value-type="float">
            <text:p>193341.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аляр Роман Дмитрович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118" calcext:value-type="float">
            <text:p>118</text:p>
          </table:table-cell>
          <table:table-cell/>
          <table:table-cell office:value-type="float" office:value="3944972.1" calcext:value-type="float">
            <text:p>3944972.1</text:p>
          </table:table-cell>
          <table:table-cell office:value-type="float" office:value="197248.605" calcext:value-type="float">
            <text:p>197248.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Хомишин Володимир Ізідорович</text:p>
          </table:table-cell>
          <table:table-cell office:value-type="float" office:value="155" calcext:value-type="float">
            <text:p>155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85" calcext:value-type="float">
            <text:p>85</text:p>
          </table:table-cell>
          <table:table-cell table:style-name="ce2" office:value-type="float" office:value="94" calcext:value-type="float">
            <text:p>94</text:p>
          </table:table-cell>
          <table:table-cell/>
          <table:table-cell office:value-type="float" office:value="3981751.65" calcext:value-type="float">
            <text:p>3981751.65</text:p>
          </table:table-cell>
          <table:table-cell office:value-type="float" office:value="199087.5825" calcext:value-type="float">
            <text:p>199087.5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ригола Андрій Миколайович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style-name="ce2" office:value-type="float" office:value="117" calcext:value-type="float">
            <text:p>117</text:p>
          </table:table-cell>
          <table:table-cell/>
          <table:table-cell office:value-type="float" office:value="4096656.45" calcext:value-type="float">
            <text:p>4096656.45</text:p>
          </table:table-cell>
          <table:table-cell office:value-type="float" office:value="204832.8225" calcext:value-type="float">
            <text:p>204832.8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Шеремета Олексанадр Іванович</text:p>
          </table:table-cell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4097360.85" calcext:value-type="float">
            <text:p>4097360.85</text:p>
          </table:table-cell>
          <table:table-cell office:value-type="float" office:value="204868.0425" calcext:value-type="float">
            <text:p>204868.0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Чепара Ярослав Іванович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4136788.35" calcext:value-type="float">
            <text:p>4136788.35</text:p>
          </table:table-cell>
          <table:table-cell office:value-type="float" office:value="206839.4175" calcext:value-type="float">
            <text:p>206839.4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лик Юлія Ігорівна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Default"/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82" calcext:value-type="float">
            <text:p>82</text:p>
          </table:table-cell>
          <table:table-cell/>
          <table:table-cell office:value-type="float" office:value="4180879.95" calcext:value-type="float">
            <text:p>4180879.95</text:p>
          </table:table-cell>
          <table:table-cell office:value-type="float" office:value="209043.9975" calcext:value-type="float">
            <text:p>209043.99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Чижук Тетяна Миколаївна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4276199.55" calcext:value-type="float">
            <text:p>4276199.55</text:p>
          </table:table-cell>
          <table:table-cell office:value-type="float" office:value="213809.9775" calcext:value-type="float">
            <text:p>213809.9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ілоус Сергій Іванович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87" calcext:value-type="float">
            <text:p>87</text:p>
          </table:table-cell>
          <table:table-cell/>
          <table:table-cell office:value-type="float" office:value="4379117.55" calcext:value-type="float">
            <text:p>4379117.55</text:p>
          </table:table-cell>
          <table:table-cell office:value-type="float" office:value="218955.8775" calcext:value-type="float">
            <text:p>218955.8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иротюк Андрій Андрійович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style-name="ce2" office:value-type="float" office:value="106" calcext:value-type="float">
            <text:p>106</text:p>
          </table:table-cell>
          <table:table-cell/>
          <table:table-cell office:value-type="float" office:value="4441698.15" calcext:value-type="float">
            <text:p>4441698.15</text:p>
          </table:table-cell>
          <table:table-cell office:value-type="float" office:value="222084.9075" calcext:value-type="float">
            <text:p>222084.9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Єдинак Ореста Олегівна</text:p>
          </table:table-cell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243" calcext:value-type="float">
            <text:p>243</text:p>
          </table:table-cell>
          <table:table-cell/>
          <table:table-cell office:value-type="float" office:value="4570521" calcext:value-type="float">
            <text:p>4570521</text:p>
          </table:table-cell>
          <table:table-cell office:value-type="float" office:value="228526.05" calcext:value-type="float">
            <text:p>228526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моляр Владислав Валерійович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581084.75" calcext:value-type="float">
            <text:p>4581084.75</text:p>
          </table:table-cell>
          <table:table-cell office:value-type="float" office:value="229054.2375" calcext:value-type="float">
            <text:p>229054.2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аврилюк Святослав Іванович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602126.45" calcext:value-type="float">
            <text:p>4602126.45</text:p>
          </table:table-cell>
          <table:table-cell office:value-type="float" office:value="230106.3225" calcext:value-type="float">
            <text:p>230106.3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бах Зоряна Юріївна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92" calcext:value-type="float">
            <text:p>92</text:p>
          </table:table-cell>
          <table:table-cell table:style-name="Default"/>
          <table:table-cell/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" office:value-type="float" office:value="119" calcext:value-type="float">
            <text:p>119</text:p>
          </table:table-cell>
          <table:table-cell/>
          <table:table-cell office:value-type="float" office:value="4676400.15" calcext:value-type="float">
            <text:p>4676400.15</text:p>
          </table:table-cell>
          <table:table-cell office:value-type="float" office:value="233820.0075" calcext:value-type="float">
            <text:p>233820.0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Жигалова Юлія Калениківна</text:p>
          </table:table-cell>
          <table:table-cell office:value-type="float" office:value="224" calcext:value-type="float">
            <text:p>22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/>
          <table:table-cell table:style-name="ce2" office:value-type="float" office:value="48" calcext:value-type="float">
            <text:p>48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751541" calcext:value-type="float">
            <text:p>4751541</text:p>
          </table:table-cell>
          <table:table-cell office:value-type="float" office:value="237577.05" calcext:value-type="float">
            <text:p>23757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пельницька Іванна Іванівна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ce2" office:value-type="float" office:value="15" calcext:value-type="float">
            <text:p>15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4824522.3" calcext:value-type="float">
            <text:p>4824522.3</text:p>
          </table:table-cell>
          <table:table-cell office:value-type="float" office:value="241226.115" calcext:value-type="float">
            <text:p>241226.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Лукашук Юрій Миколайович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851819.3" calcext:value-type="float">
            <text:p>4851819.3</text:p>
          </table:table-cell>
          <table:table-cell office:value-type="float" office:value="242590.965" calcext:value-type="float">
            <text:p>242590.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ончарова Лариса Миколаївна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2" office:value-type="float" office:value="446" calcext:value-type="float">
            <text:p>446</text:p>
          </table:table-cell>
          <table:table-cell/>
          <table:table-cell office:value-type="float" office:value="4943473.35" calcext:value-type="float">
            <text:p>4943473.35</text:p>
          </table:table-cell>
          <table:table-cell office:value-type="float" office:value="247173.6675" calcext:value-type="float">
            <text:p>247173.6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Фіц Іван Васильович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float" office:value="4957516.35" calcext:value-type="float">
            <text:p>4957516.35</text:p>
          </table:table-cell>
          <table:table-cell office:value-type="float" office:value="247875.8175" calcext:value-type="float">
            <text:p>247875.8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льник Андрій Миколайович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962578.7" calcext:value-type="float">
            <text:p>4962578.7</text:p>
          </table:table-cell>
          <table:table-cell office:value-type="float" office:value="248128.935" calcext:value-type="float">
            <text:p>248128.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Ховайло Антоніна Олексіївна</text:p>
          </table:table-cell>
          <table:table-cell office:value-type="float" office:value="211" calcext:value-type="float">
            <text:p>2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7" calcext:value-type="float">
            <text:p>57</text:p>
          </table:table-cell>
          <table:table-cell/>
          <table:table-cell table:style-name="Default"/>
          <table:table-cell/>
          <table:table-cell table:style-name="ce2" office:value-type="float" office:value="81" calcext:value-type="float">
            <text:p>8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style-name="ce2" office:value-type="float" office:value="211" calcext:value-type="float">
            <text:p>211</text:p>
          </table:table-cell>
          <table:table-cell/>
          <table:table-cell office:value-type="float" office:value="5071196.4" calcext:value-type="float">
            <text:p>5071196.4</text:p>
          </table:table-cell>
          <table:table-cell office:value-type="float" office:value="253559.82" calcext:value-type="float">
            <text:p>253559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Ісюк Ірина Василівна</text:p>
          </table:table-cell>
          <table:table-cell office:value-type="float" office:value="154" calcext:value-type="float">
            <text:p>15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" office:value-type="float" office:value="154" calcext:value-type="float">
            <text:p>154</text:p>
          </table:table-cell>
          <table:table-cell/>
          <table:table-cell office:value-type="float" office:value="5127064.5" calcext:value-type="float">
            <text:p>5127064.5</text:p>
          </table:table-cell>
          <table:table-cell office:value-type="float" office:value="256353.225" calcext:value-type="float">
            <text:p>256353.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ташник Тетяна Зіновіївна</text:p>
          </table:table-cell>
          <table:table-cell table:style-name="Default"/>
          <table:table-cell/>
          <table:table-cell table:style-name="ce2" office:value-type="float" office:value="17" calcext:value-type="float">
            <text:p>17</text:p>
          </table:table-cell>
          <table:table-cell/>
          <table:table-cell table:style-name="Default"/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5140485.9" calcext:value-type="float">
            <text:p>5140485.9</text:p>
          </table:table-cell>
          <table:table-cell office:value-type="float" office:value="257024.295" calcext:value-type="float">
            <text:p>257024.2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Чиколовець Галина Олександрівна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Default"/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5202514.35" calcext:value-type="float">
            <text:p>5202514.35</text:p>
          </table:table-cell>
          <table:table-cell office:value-type="float" office:value="260125.7175" calcext:value-type="float">
            <text:p>260125.7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елип Богдан Миколайович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229103.05" calcext:value-type="float">
            <text:p>5229103.05</text:p>
          </table:table-cell>
          <table:table-cell office:value-type="float" office:value="261455.1525" calcext:value-type="float">
            <text:p>261455.1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Янів Руслан Миколайович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office:value-type="float" office:value="5249730.15" calcext:value-type="float">
            <text:p>5249730.15</text:p>
          </table:table-cell>
          <table:table-cell office:value-type="float" office:value="262486.5075" calcext:value-type="float">
            <text:p>262486.5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Велимчаниця Володимир Іванович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5251902" calcext:value-type="float">
            <text:p>5251902</text:p>
          </table:table-cell>
          <table:table-cell office:value-type="float" office:value="262595.1" calcext:value-type="float">
            <text:p>26259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агірна Любов Сергіївна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style-name="Default"/>
          <table:table-cell/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203" calcext:value-type="float">
            <text:p>203</text:p>
          </table:table-cell>
          <table:table-cell table:style-name="ce2" office:value-type="float" office:value="315" calcext:value-type="float">
            <text:p>315</text:p>
          </table:table-cell>
          <table:table-cell/>
          <table:table-cell office:value-type="float" office:value="5496230.4" calcext:value-type="float">
            <text:p>5496230.4</text:p>
          </table:table-cell>
          <table:table-cell office:value-type="float" office:value="274811.52" calcext:value-type="float">
            <text:p>274811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аманцев Андрій Сергійович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70" calcext:value-type="float">
            <text:p>7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9" calcext:value-type="float">
            <text:p>6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548588.8" calcext:value-type="float">
            <text:p>5548588.8</text:p>
          </table:table-cell>
          <table:table-cell office:value-type="float" office:value="277429.44" calcext:value-type="float">
            <text:p>27742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Ференц Олександр Віталійович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8" calcext:value-type="float">
            <text:p>98</text:p>
          </table:table-cell>
          <table:table-cell/>
          <table:table-cell office:value-type="float" office:value="5629434.6" calcext:value-type="float">
            <text:p>5629434.6</text:p>
          </table:table-cell>
          <table:table-cell office:value-type="float" office:value="281471.73" calcext:value-type="float">
            <text:p>281471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Ліпич Сергій Анатолійович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163" calcext:value-type="float">
            <text:p>163</text:p>
          </table:table-cell>
          <table:table-cell/>
          <table:table-cell office:value-type="float" office:value="5704594.2" calcext:value-type="float">
            <text:p>5704594.2</text:p>
          </table:table-cell>
          <table:table-cell office:value-type="float" office:value="285229.71" calcext:value-type="float">
            <text:p>285229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етрук Іван Анатолійович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5705651.55" calcext:value-type="float">
            <text:p>5705651.55</text:p>
          </table:table-cell>
          <table:table-cell office:value-type="float" office:value="285282.5775" calcext:value-type="float">
            <text:p>285282.5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всюкевич Олександр Сергійович</text:p>
          </table:table-cell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316" calcext:value-type="float">
            <text:p>316</text:p>
          </table:table-cell>
          <table:table-cell/>
          <table:table-cell office:value-type="float" office:value="5798297.55" calcext:value-type="float">
            <text:p>5798297.55</text:p>
          </table:table-cell>
          <table:table-cell office:value-type="float" office:value="289914.8775" calcext:value-type="float">
            <text:p>289914.8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Редькович Софія Вікторівна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2" office:value-type="float" office:value="101" calcext:value-type="float">
            <text:p>101</text:p>
          </table:table-cell>
          <table:table-cell/>
          <table:table-cell office:value-type="float" office:value="5855440.95" calcext:value-type="float">
            <text:p>5855440.95</text:p>
          </table:table-cell>
          <table:table-cell office:value-type="float" office:value="292772.0475" calcext:value-type="float">
            <text:p>292772.0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Шворак Василь Володимирович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  <table:table-cell table:style-name="ce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5876070.9" calcext:value-type="float">
            <text:p>5876070.9</text:p>
          </table:table-cell>
          <table:table-cell office:value-type="float" office:value="293803.545" calcext:value-type="float">
            <text:p>293803.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Завгородня Людмила Миколаївна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44" calcext:value-type="float">
            <text:p>44</text:p>
          </table:table-cell>
          <table:table-cell/>
          <table:table-cell office:value-type="float" office:value="5906565.6" calcext:value-type="float">
            <text:p>5906565.6</text:p>
          </table:table-cell>
          <table:table-cell office:value-type="float" office:value="295328.28" calcext:value-type="float">
            <text:p>29532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азурок Сергій Михайлович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5911225.5" calcext:value-type="float">
            <text:p>5911225.5</text:p>
          </table:table-cell>
          <table:table-cell office:value-type="float" office:value="295561.275" calcext:value-type="float">
            <text:p>295561.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ем'янчук Микола Миколайович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office:value-type="float" office:value="5939669.85" calcext:value-type="float">
            <text:p>5939669.85</text:p>
          </table:table-cell>
          <table:table-cell office:value-type="float" office:value="296983.4925" calcext:value-type="float">
            <text:p>296983.4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Шумік Світлана Анатоліївна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Default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style-name="ce2" office:value-type="float" office:value="87" calcext:value-type="float">
            <text:p>87</text:p>
          </table:table-cell>
          <table:table-cell/>
          <table:table-cell office:value-type="float" office:value="6004534.65" calcext:value-type="float">
            <text:p>6004534.65</text:p>
          </table:table-cell>
          <table:table-cell office:value-type="float" office:value="300226.7325" calcext:value-type="float">
            <text:p>300226.7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рисюк Тамара Макарівна</text:p>
          </table:table-cell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6005591.25" calcext:value-type="float">
            <text:p>6005591.25</text:p>
          </table:table-cell>
          <table:table-cell office:value-type="float" office:value="300279.5625" calcext:value-type="float">
            <text:p>300279.5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Звоздяк Остап Іванович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style-name="Default"/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38" calcext:value-type="float">
            <text:p>38</text:p>
          </table:table-cell>
          <table:table-cell/>
          <table:table-cell office:value-type="float" office:value="6034750.35" calcext:value-type="float">
            <text:p>6034750.35</text:p>
          </table:table-cell>
          <table:table-cell office:value-type="float" office:value="301737.5175" calcext:value-type="float">
            <text:p>301737.5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еник Наталія Андріївна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8" calcext:value-type="float">
            <text:p>18</text:p>
          </table:table-cell>
          <table:table-cell table:style-name="Default"/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115" calcext:value-type="float">
            <text:p>115</text:p>
          </table:table-cell>
          <table:table-cell/>
          <table:table-cell office:value-type="float" office:value="6085112.1" calcext:value-type="float">
            <text:p>6085112.1</text:p>
          </table:table-cell>
          <table:table-cell office:value-type="float" office:value="304255.605" calcext:value-type="float">
            <text:p>304255.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Ющик Віктор Федорович</text:p>
          </table:table-cell>
          <table:table-cell table:style-name="Default"/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6090571.2" calcext:value-type="float">
            <text:p>6090571.2</text:p>
          </table:table-cell>
          <table:table-cell office:value-type="float" office:value="304528.56" calcext:value-type="float">
            <text:p>3045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Левчук Василь Афанасійович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6095913.6" calcext:value-type="float">
            <text:p>6095913.6</text:p>
          </table:table-cell>
          <table:table-cell office:value-type="float" office:value="304795.68" calcext:value-type="float">
            <text:p>304795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Чапек Геннадій Васильович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6097137.9" calcext:value-type="float">
            <text:p>6097137.9</text:p>
          </table:table-cell>
          <table:table-cell office:value-type="float" office:value="304856.895" calcext:value-type="float">
            <text:p>304856.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орошук Володимир Федорович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6099039.15" calcext:value-type="float">
            <text:p>6099039.15</text:p>
          </table:table-cell>
          <table:table-cell office:value-type="float" office:value="304951.9575" calcext:value-type="float">
            <text:p>304951.9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асістий Василь Федорович</text:p>
          </table:table-cell>
          <table:table-cell table:style-name="Default"/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6102208.95" calcext:value-type="float">
            <text:p>6102208.95</text:p>
          </table:table-cell>
          <table:table-cell office:value-type="float" office:value="305110.4475" calcext:value-type="float">
            <text:p>305110.4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Оксентюк Ганна Олександрівна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45" calcext:value-type="float">
            <text:p>45</text:p>
          </table:table-cell>
          <table:table-cell/>
          <table:table-cell office:value-type="float" office:value="6159907.05" calcext:value-type="float">
            <text:p>6159907.05</text:p>
          </table:table-cell>
          <table:table-cell office:value-type="float" office:value="307995.3525" calcext:value-type="float">
            <text:p>307995.3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рас Світлана Валентинівна</text:p>
          </table:table-cell>
          <table:table-cell table:style-name="Default"/>
          <table:table-cell table:style-name="ce2" office:value-type="float" office:value="124" calcext:value-type="float">
            <text:p>12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6173317.65" calcext:value-type="float">
            <text:p>6173317.65</text:p>
          </table:table-cell>
          <table:table-cell office:value-type="float" office:value="308665.8825" calcext:value-type="float">
            <text:p>308665.8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харук Сергій Ростиславович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office:value-type="float" office:value="6198081.15" calcext:value-type="float">
            <text:p>6198081.15</text:p>
          </table:table-cell>
          <table:table-cell office:value-type="float" office:value="309904.0575" calcext:value-type="float">
            <text:p>309904.0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рач Богдана Романівна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257627.7" calcext:value-type="float">
            <text:p>6257627.7</text:p>
          </table:table-cell>
          <table:table-cell office:value-type="float" office:value="312881.385" calcext:value-type="float">
            <text:p>312881.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аумчик Сергій Степанович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88" calcext:value-type="float">
            <text:p>88</text:p>
          </table:table-cell>
          <table:table-cell/>
          <table:table-cell office:value-type="float" office:value="6313800.6" calcext:value-type="float">
            <text:p>6313800.6</text:p>
          </table:table-cell>
          <table:table-cell office:value-type="float" office:value="315690.03" calcext:value-type="float">
            <text:p>31569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Черний Іван Володимирович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65" calcext:value-type="float">
            <text:p>65</text:p>
          </table:table-cell>
          <table:table-cell/>
          <table:table-cell office:value-type="float" office:value="6370295.7" calcext:value-type="float">
            <text:p>6370295.7</text:p>
          </table:table-cell>
          <table:table-cell office:value-type="float" office:value="318514.785" calcext:value-type="float">
            <text:p>318514.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еменюк Оксана Анатоліївна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6391367.4" calcext:value-type="float">
            <text:p>6391367.4</text:p>
          </table:table-cell>
          <table:table-cell office:value-type="float" office:value="319568.37" calcext:value-type="float">
            <text:p>3195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оссак Альбіна Григорівна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6392146.5" calcext:value-type="float">
            <text:p>6392146.5</text:p>
          </table:table-cell>
          <table:table-cell office:value-type="float" office:value="319607.325" calcext:value-type="float">
            <text:p>319607.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Лисик Лілія Ігорівна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6397235.55" calcext:value-type="float">
            <text:p>6397235.55</text:p>
          </table:table-cell>
          <table:table-cell office:value-type="float" office:value="319861.7775" calcext:value-type="float">
            <text:p>319861.7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двідь Ірина Леонтіївна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02012.75" calcext:value-type="float">
            <text:p>6402012.75</text:p>
          </table:table-cell>
          <table:table-cell office:value-type="float" office:value="320100.6375" calcext:value-type="float">
            <text:p>320100.6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явович Валерій Валерійович</text:p>
          </table:table-cell>
          <table:table-cell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office:value-type="float" office:value="6410761.05" calcext:value-type="float">
            <text:p>6410761.05</text:p>
          </table:table-cell>
          <table:table-cell office:value-type="float" office:value="320538.0525" calcext:value-type="float">
            <text:p>320538.0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Гаврилюк Мирослава Іванівна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413616.3" calcext:value-type="float">
            <text:p>6413616.3</text:p>
          </table:table-cell>
          <table:table-cell office:value-type="float" office:value="320680.815" calcext:value-type="float">
            <text:p>320680.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іневич Олена Євгенівна</text:p>
          </table:table-cell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6414144.6" calcext:value-type="float">
            <text:p>6414144.6</text:p>
          </table:table-cell>
          <table:table-cell office:value-type="float" office:value="320707.23" calcext:value-type="float">
            <text:p>320707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лєксєйчук Ірина Дмитрівна</text:p>
          </table:table-cell>
          <table:table-cell table:style-name="Default"/>
          <table:table-cell/>
          <table:table-cell table:style-name="ce2" office:value-type="float" office:value="9" calcext:value-type="float">
            <text:p>9</text:p>
          </table:table-cell>
          <table:table-cell/>
          <table:table-cell table:style-name="Default"/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Default"/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6422791.5" calcext:value-type="float">
            <text:p>6422791.5</text:p>
          </table:table-cell>
          <table:table-cell office:value-type="float" office:value="321139.575" calcext:value-type="float">
            <text:p>321139.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нська Ольга Олександрівна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6423023.25" calcext:value-type="float">
            <text:p>6423023.25</text:p>
          </table:table-cell>
          <table:table-cell office:value-type="float" office:value="321151.1625" calcext:value-type="float">
            <text:p>321151.1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егаль Борис Борисович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6423412.8" calcext:value-type="float">
            <text:p>6423412.8</text:p>
          </table:table-cell>
          <table:table-cell office:value-type="float" office:value="321170.64" calcext:value-type="float">
            <text:p>321170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Філаретова Світлана Сергіївна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6423520.95" calcext:value-type="float">
            <text:p>6423520.95</text:p>
          </table:table-cell>
          <table:table-cell office:value-type="float" office:value="321176.0475" calcext:value-type="float">
            <text:p>321176.0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ошелюк Василь Павлович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6423697.05" calcext:value-type="float">
            <text:p>6423697.05</text:p>
          </table:table-cell>
          <table:table-cell office:value-type="float" office:value="321184.8525" calcext:value-type="float">
            <text:p>321184.8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вулят Степан Володимирович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433229.7" calcext:value-type="float">
            <text:p>6433229.7</text:p>
          </table:table-cell>
          <table:table-cell office:value-type="float" office:value="321661.485" calcext:value-type="float">
            <text:p>321661.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лимчук Надія Андіївна</text:p>
          </table:table-cell>
          <table:table-cell table:style-name="Default"/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float" office:value="6433441.5" calcext:value-type="float">
            <text:p>6433441.5</text:p>
          </table:table-cell>
          <table:table-cell office:value-type="float" office:value="321672.075" calcext:value-type="float">
            <text:p>321672.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митрук Петро Олександрович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6438267.75" calcext:value-type="float">
            <text:p>6438267.75</text:p>
          </table:table-cell>
          <table:table-cell office:value-type="float" office:value="321913.3875" calcext:value-type="float">
            <text:p>321913.3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Лис Петро Васильович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438518.1" calcext:value-type="float">
            <text:p>6438518.1</text:p>
          </table:table-cell>
          <table:table-cell office:value-type="float" office:value="321925.905" calcext:value-type="float">
            <text:p>321925.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Воздіган Наталія Леонтіївна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6447863.1" calcext:value-type="float">
            <text:p>6447863.1</text:p>
          </table:table-cell>
          <table:table-cell office:value-type="float" office:value="322393.155" calcext:value-type="float">
            <text:p>322393.1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Байчук Богдан Петрович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448549.05" calcext:value-type="float">
            <text:p>6448549.05</text:p>
          </table:table-cell>
          <table:table-cell office:value-type="float" office:value="322427.4525" calcext:value-type="float">
            <text:p>322427.4525</text:p>
          </table:table-cell>
          <table:table-cell table:number-columns-repeated="101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Підсумок</text:p>
          </table:table-cell>
          <table:table-cell table:style-name="Default" table:formula="of:=SUM([.B2:.B136])" office:value-type="float" office:value="7075" calcext:value-type="float">
            <text:p>7075</text:p>
          </table:table-cell>
          <table:table-cell table:formula="of:=SUM([.C2:.C136])" office:value-type="float" office:value="6072" calcext:value-type="float">
            <text:p>6072</text:p>
          </table:table-cell>
          <table:table-cell table:formula="of:=SUM([.D2:.D137])" office:value-type="float" office:value="3519" calcext:value-type="float">
            <text:p>3519</text:p>
          </table:table-cell>
          <table:table-cell table:formula="of:=SUM([.E2:.E136])" office:value-type="float" office:value="448" calcext:value-type="float">
            <text:p>448</text:p>
          </table:table-cell>
          <table:table-cell table:style-name="Default" table:formula="of:=SUM([.F2:.F136])" office:value-type="float" office:value="5208" calcext:value-type="float">
            <text:p>5208</text:p>
          </table:table-cell>
          <table:table-cell table:formula="of:=SUM([.G2:.G136])" office:value-type="float" office:value="579" calcext:value-type="float">
            <text:p>579</text:p>
          </table:table-cell>
          <table:table-cell table:formula="of:=SUM([.H2:.H136])" office:value-type="float" office:value="3276" calcext:value-type="float">
            <text:p>3276</text:p>
          </table:table-cell>
          <table:table-cell table:formula="of:=SUM([.I2:.I136])" office:value-type="float" office:value="811" calcext:value-type="float">
            <text:p>811</text:p>
          </table:table-cell>
          <table:table-cell table:style-name="Default" table:formula="of:=SUM([.J2:.J136])" office:value-type="float" office:value="5116" calcext:value-type="float">
            <text:p>5116</text:p>
          </table:table-cell>
          <table:table-cell table:formula="of:=SUM([.K2:.K136])" office:value-type="float" office:value="6008" calcext:value-type="float">
            <text:p>6008</text:p>
          </table:table-cell>
          <table:table-cell/>
          <table:table-cell table:style-name="Default" table:formula="of:=SUM([.M2:.M136])" office:value-type="float" office:value="526625262.45" calcext:value-type="float">
            <text:p>526625262.45</text:p>
          </table:table-cell>
          <table:table-cell table:style-name="Default" table:formula="of:=SUM([.N2:.N136])" office:value-type="float" office:value="26331263.1225" calcext:value-type="float">
            <text:p>26331263.1225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09:17:59</meta:creation-date>
    <dc:date>2022-12-07T11:22:09.012017978</dc:date>
    <meta:editing-cycles>1</meta:editing-cycles>
    <meta:generator>LibreOffice/7.3.6.2$Linux_X86_64 LibreOffice_project/30$Build-2</meta:generator>
    <meta:editing-duration>PT3M53S</meta:editing-duration>
    <meta:document-statistic meta:table-count="1" meta:cell-count="958" meta:object-count="0"/>
  </office:meta>
</office:document-meta>
</file>